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1.698in"/>
        </style:tab-stops>
      </style:paragraph-properties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4">
      <style:paragraph-properties fo:text-align="start" style:justify-single-word="false"/>
    </style:style>
    <style:style style:name="P7" style:family="paragraph" style:parent-style-name="Standard" style:list-style-name="L5">
      <style:paragraph-properties fo:text-align="start" style:justify-single-word="false"/>
    </style:style>
    <style:style style:name="P8" style:family="paragraph" style:parent-style-name="Standard" style:list-style-name="L6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list-style-name="L6">
      <style:paragraph-properties fo:text-align="center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T1" style:family="text">
      <style:text-properties fo:color="#0000ff" style:text-line-through-style="none" style:text-underline-style="none" style:text-blinking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delle query </text:p>
      <text:p text:style-name="P1"/>
      <text:list xml:id="list902650222" text:style-name="L5">
        <text:list-item>
          <text:p text:style-name="P7">prodotto più venduto</text:p>
        </text:list-item>
        <text:list-item>
          <text:p text:style-name="P7">prodotti invenduti</text:p>
        </text:list-item>
        <text:list-item>
          <text:p text:style-name="P7">prodotti acquistati da un certo utente iscritto</text:p>
        </text:list-item>
        <text:list-item>
          <text:p text:style-name="P7">fornitore da cui ho comprato di più</text:p>
        </text:list-item>
        <text:list-item>
          <text:p text:style-name="P7">categoria che ha venduto più prodotti</text:p>
        </text:list-item>
        <text:list-item>
          <text:p text:style-name="P7">iscritti che non hanno mai comprato prodotti da una certa categoria</text:p>
        </text:list-item>
        <text:list-item>
          <text:p text:style-name="P7">giorno della settimana dove vi è stato il maggior guadagno</text:p>
        </text:list-item>
        <text:list-item>
          <text:p text:style-name="P7">nome dipendente responsabile della categoria che ha stampato il maggior numero di scontrini</text:p>
        </text:list-item>
        <text:list-item>
          <text:p text:style-name="P7">per ogni iscritto il livello di sconto piu alto nella categoria che ha venduto di piu' questo mese</text:p>
        </text:list-item>
      </text:list>
      <text:p text:style-name="P3"/>
      <text:p text:style-name="P1">funzione</text:p>
      <text:list xml:id="list1375636499" text:style-name="L2">
        <text:list-header>
          <text:p text:style-name="P5">relativi al conteggio della qta di PRODOTTO:</text:p>
        </text:list-header>
      </text:list>
      <text:list xml:id="list1855175086" text:style-name="L6">
        <text:list-item>
          <text:p text:style-name="P8">nuova fattura-&gt;aggiungere qta di FATTURA su qta di PRODOTTO</text:p>
        </text:list-item>
        <text:list-item>
          <text:p text:style-name="P8">nuovo scontrino-&gt;toglie qta di SCONTRINO su qta di PRODOTTO</text:p>
        </text:list-item>
        <text:list-item>
          <text:p text:style-name="P10"/>
        </text:list-item>
        <text:list-item>
          <text:p text:style-name="P8">nuova categoria-&gt;nuovo sconto su SCONTO e relativo insert su SCAGLIONE</text:p>
        </text:list-item>
        <text:list-item>
          <text:p text:style-name="P8">prodotti aggiunti negli ultimi $tot giorni (ultimi arrivi)</text:p>
        </text:list-item>
        <text:list-item>
          <text:p text:style-name="P8">nuovLivello</text:p>
        </text:list-item>
      </text:list>
      <text:p text:style-name="P1"/>
      <text:p text:style-name="P1">trigger</text:p>
      <text:p text:style-name="P1"><text:bookmark text:name="table_results"/></text:p>
      <text:list xml:id="list769441450" text:style-name="L4">
        <text:list-item>
          <text:p text:style-name="P6">consistenza dati</text:p>
        </text:list-item>
        <text:list-item>
          <text:p text:style-name="P6">unicita tra categoria e livello di sconto</text:p>
        </text:list-item>
        <text:list-item>
          <text:p text:style-name="P6">inserimento nuovo iscritto sha1(password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4:15:26.454798619</meta:creation-date>
    <meta:generator>LibreOffice/3.5$Linux_X86_64 LibreOffice_project/350m1$Build-2</meta:generator>
    <dc:date>2015-07-03T12:47:39</dc:date>
    <meta:editing-duration>P0D</meta:editing-duration>
    <meta:editing-cycles>3</meta:editing-cycles>
    <dc:creator>BARI [IN2]</dc:creator>
    <meta:document-statistic meta:table-count="0" meta:image-count="0" meta:object-count="0" meta:page-count="1" meta:paragraph-count="21" meta:word-count="156" meta:character-count="924" meta:non-whitespace-character-count="805"/>
  </office:meta>
</office:document-meta>
</file>